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2.75cm" fo:min-width="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5cm" svg:height="4cm" svg:x="5cm" svg:y="8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9T12:03:47.587784928</meta:creation-date>
    <dc:date>2022-01-29T12:53:02.213237985</dc:date>
    <meta:editing-duration>PT11M46S</meta:editing-duration>
    <meta:editing-cycles>4</meta:editing-cycles>
    <meta:generator>LibreOfficeDev/7.4.0.0.alpha0$Linux_X86_64 LibreOffice_project/cd6be96db3fd7a04fb80d5a8f2ab14c5d717810e</meta:generator>
    <meta:document-statistic meta:object-count="24"/>
  </office:meta>
</office:document-meta>
</file>